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0153" officeooo:paragraph-rsid="001501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 text:c="2"/>Cody Murrer</text:p>
      <text:p text:style-name="P1"><text:s text:c="2"/>Project-2</text:p>
      <text:p text:style-name="P1"><text:s text:c="2"/>11/3/19</text:p>
      <text:p text:style-name="P1">*/</text:p>
      <text:p text:style-name="P1">***********************************************************************************</text:p>
      <text:p text:style-name="P1">main.cpp</text:p>
      <text:p text:style-name="P1"/>
      <text:p text:style-name="P1">#include "hanoistack.h"</text:p>
      <text:p text:style-name="P1">#include &lt;iostream&gt;</text:p>
      <text:p text:style-name="P1">using namespace std;</text:p>
      <text:p text:style-name="P1"/>
      <text:p text:style-name="P1">// prints the optimal solution for the amount of disks user inputs</text:p>
      <text:p text:style-name="P1">void optimalSolution(int disk, char start, char end, char other){</text:p>
      <text:p text:style-name="P1"><text:s text:c="2"/>if(disk &gt;= 1){</text:p>
      <text:p text:style-name="P1"><text:s text:c="4"/>optimalSolution(disk-1,start,other,end);</text:p>
      <text:p text:style-name="P1"><text:s text:c="4"/>cout&lt;&lt;"Move disk "&lt;&lt;disk&lt;&lt;" from "&lt;&lt;start&lt;&lt;" to "&lt;&lt;end&lt;&lt;"\n";</text:p>
      <text:p text:style-name="P1"><text:s text:c="4"/>optimalSolution(disk-1,other,end,start);</text:p>
      <text:p text:style-name="P1"><text:s text:c="2"/>}</text:p>
      <text:p text:style-name="P1">}</text:p>
      <text:p text:style-name="P1"/>
      <text:p text:style-name="P1">// data validation for choosing a stack</text:p>
      <text:p text:style-name="P1">char validStack(char choice){</text:p>
      <text:p text:style-name="P1"><text:s text:c="2"/>choice = toupper(choice);</text:p>
      <text:p text:style-name="P1"><text:s text:c="2"/>if(choice == 'A'){</text:p>
      <text:p text:style-name="P1"><text:s text:c="4"/>return choice;</text:p>
      <text:p text:style-name="P1"><text:s text:c="2"/>}else if(choice == 'B'){</text:p>
      <text:p text:style-name="P1"><text:s text:c="4"/>return choice;</text:p>
      <text:p text:style-name="P1"><text:s text:c="2"/>}else if(choice == 'C'){</text:p>
      <text:p text:style-name="P1"><text:s text:c="4"/>return choice;</text:p>
      <text:p text:style-name="P1"><text:s text:c="2"/>}else if(choice == 'X'){</text:p>
      <text:p text:style-name="P1"><text:s text:c="6"/>return choice;</text:p>
      <text:p text:style-name="P1"><text:s text:c="2"/>}else{</text:p>
      <text:p text:style-name="P1"><text:s text:c="4"/>cout&lt;&lt;"invalid input no such stack exists choose between A,B,C: ";</text:p>
      <text:p text:style-name="P1"><text:s text:c="4"/>cin&gt;&gt;choice;</text:p>
      <text:p text:style-name="P1"><text:s text:c="4"/>return validStack(choice);</text:p>
      <text:p text:style-name="P1"><text:s text:c="2"/>}</text:p>
      <text:p text:style-name="P1">}</text:p>
      <text:p text:style-name="P1"/>
      <text:p text:style-name="P1">// data validation for yes and no questions</text:p>
      <text:p text:style-name="P1">char validYN(char yn){</text:p>
      <text:p text:style-name="P1"><text:s text:c="2"/>yn = toupper(yn);</text:p>
      <text:p text:style-name="P1"><text:s text:c="2"/>if(yn == 'Y'){</text:p>
      <text:p text:style-name="P1"><text:s text:c="4"/>return yn;</text:p>
      <text:p text:style-name="P1"><text:s text:c="2"/>}else if(yn == 'N'){</text:p>
      <text:p text:style-name="P1"><text:s text:c="4"/>return yn;</text:p>
      <text:p text:style-name="P1"><text:s text:c="2"/>}else{</text:p>
      <text:p text:style-name="P1"><text:s text:c="4"/>cout&lt;&lt;"Invalid input please choose y or n. ";</text:p>
      <text:p text:style-name="P1"><text:s text:c="4"/>cin&gt;&gt;yn;</text:p>
      <text:p text:style-name="P1"><text:soft-page-break/><text:s text:c="4"/>return validYN(yn);</text:p>
      <text:p text:style-name="P1"><text:s text:c="2"/>}</text:p>
      <text:p text:style-name="P1">}</text:p>
      <text:p text:style-name="P1"/>
      <text:p text:style-name="P1">// data validation for seeing if the users desired number of disks</text:p>
      <text:p text:style-name="P1">int validDisks(int* disk){</text:p>
      <text:p text:style-name="P1"><text:s text:c="2"/>if(*(disk) &lt;= 1){</text:p>
      <text:p text:style-name="P1"><text:s text:c="4"/>system("clear");</text:p>
      <text:p text:style-name="P1"><text:s text:c="4"/>cout&lt;&lt;"The amount "&lt;&lt;*(disk)&lt;&lt;" is too small choose between 2-10: ";</text:p>
      <text:p text:style-name="P1"><text:s text:c="4"/>cin&gt;&gt;*(disk);</text:p>
      <text:p text:style-name="P1"><text:s text:c="4"/>return validDisks(disk);</text:p>
      <text:p text:style-name="P1"><text:s text:c="2"/>}else if(*(disk) &gt; 10){</text:p>
      <text:p text:style-name="P1"><text:s text:c="4"/>cout&lt;&lt;"The amount "&lt;&lt;*(disk)&lt;&lt;" is too big choose between 2-10: ";</text:p>
      <text:p text:style-name="P1"><text:s text:c="4"/>cin&gt;&gt;*(disk);</text:p>
      <text:p text:style-name="P1"><text:s text:c="4"/>return validDisks(disk);</text:p>
      <text:p text:style-name="P1"><text:s text:c="2"/>}else{</text:p>
      <text:p text:style-name="P1"><text:s text:c="4"/>return *(disk);</text:p>
      <text:p text:style-name="P1"><text:s text:c="2"/>}</text:p>
      <text:p text:style-name="P1">}</text:p>
      <text:p text:style-name="P1"/>
      <text:p text:style-name="P1">int main(){</text:p>
      <text:p text:style-name="P1"><text:s text:c="2"/>HanoiStack a;</text:p>
      <text:p text:style-name="P1"><text:s text:c="2"/>HanoiStack b;</text:p>
      <text:p text:style-name="P1"><text:s text:c="2"/>HanoiStack c;</text:p>
      <text:p text:style-name="P1"><text:s text:c="2"/>int x=0;</text:p>
      <text:p text:style-name="P1"><text:s text:c="2"/>char choice,opt;</text:p>
      <text:p text:style-name="P1"><text:s text:c="2"/>bool game;</text:p>
      <text:p text:style-name="P1"><text:s text:c="2"/>int counter = 0;</text:p>
      <text:p text:style-name="P1"><text:s text:c="2"/>// user input for number of disks</text:p>
      <text:p text:style-name="P1"><text:s text:c="2"/>cout&lt;&lt;"How many disks do you wish to use choose between 2-10: ";</text:p>
      <text:p text:style-name="P1"><text:s text:c="2"/>int diskNum;</text:p>
      <text:p text:style-name="P1"><text:s text:c="2"/>// amount of disks user wants to use also sets size of stack</text:p>
      <text:p text:style-name="P1"><text:s text:c="2"/>cin&gt;&gt;diskNum;</text:p>
      <text:p text:style-name="P1"><text:s text:c="2"/>int* disk = &amp;diskNum;</text:p>
      <text:p text:style-name="P1"><text:s text:c="2"/>validDisks(disk);</text:p>
      <text:p text:style-name="P1"/>
      <text:p text:style-name="P1"><text:s text:c="2"/>// ghetto way of filling the stack if it works it works</text:p>
      <text:p text:style-name="P1"><text:s text:c="2"/>if(x&lt;1){</text:p>
      <text:p text:style-name="P1"><text:s text:c="4"/>int size = *(disk);</text:p>
      <text:p text:style-name="P1"><text:s text:c="4"/>for(int i=size ; i&gt;0 ;i--){</text:p>
      <text:p text:style-name="P1"><text:s text:c="6"/>a.push(&amp;size);</text:p>
      <text:p text:style-name="P1"><text:s text:c="6"/>size--;</text:p>
      <text:p text:style-name="P1"><text:s text:c="4"/>}</text:p>
      <text:p text:style-name="P1"><text:s text:c="4"/>x++;</text:p>
      <text:p text:style-name="P1"><text:s text:c="2"/>}</text:p>
      <text:p text:style-name="P1"/>
      <text:p text:style-name="P1"><text:s text:c="2"/>// asks user if they want the optimal solution</text:p>
      <text:p text:style-name="P1"><text:s text:c="2"/>cout&lt;&lt;"do you wish to print the optimal solution for "&lt;&lt;diskNum&lt;&lt;" disks y/n. ";</text:p>
      <text:p text:style-name="P1"><text:s text:c="2"/>cin&gt;&gt;opt;</text:p>
      <text:p text:style-name="P1"><text:soft-page-break/><text:s text:c="2"/>validYN(opt);</text:p>
      <text:p text:style-name="P1"><text:s text:c="2"/>opt = toupper(opt);</text:p>
      <text:p text:style-name="P1"/>
      <text:p text:style-name="P1"><text:s text:c="2"/>// yes and no if statements for choosing if they want to get the optimal solution</text:p>
      <text:p text:style-name="P1"><text:s text:c="2"/>if(opt == 'Y'){</text:p>
      <text:p text:style-name="P1"><text:s text:c="4"/>optimalSolution(diskNum, 'A', 'B','C');</text:p>
      <text:p text:style-name="P1"><text:s text:c="4"/>cout&lt;&lt;"Now would you like to start the game? ";</text:p>
      <text:p text:style-name="P1"><text:s text:c="4"/>cin&gt;&gt;opt;</text:p>
      <text:p text:style-name="P1"><text:s text:c="4"/>validYN(opt);</text:p>
      <text:p text:style-name="P1"><text:s text:c="4"/>opt = toupper(opt);</text:p>
      <text:p text:style-name="P1"><text:s text:c="4"/>if(opt == 'Y'){</text:p>
      <text:p text:style-name="P1"><text:s text:c="6"/>game = true;</text:p>
      <text:p text:style-name="P1"><text:s text:c="4"/>}else{</text:p>
      <text:p text:style-name="P1"><text:s text:c="6"/>game = false;</text:p>
      <text:p text:style-name="P1"><text:s text:c="4"/>}</text:p>
      <text:p text:style-name="P1"><text:s text:c="2"/>}else if(opt == 'N'){</text:p>
      <text:p text:style-name="P1"><text:s text:c="4"/>cout&lt;&lt;"Then would you like to start the game? ";</text:p>
      <text:p text:style-name="P1"><text:s text:c="4"/>cin&gt;&gt;opt;</text:p>
      <text:p text:style-name="P1"><text:s text:c="4"/>validYN(opt);</text:p>
      <text:p text:style-name="P1"><text:s text:c="4"/>opt = toupper(opt);</text:p>
      <text:p text:style-name="P1"><text:s text:c="4"/>if(opt == 'Y'){</text:p>
      <text:p text:style-name="P1"><text:s text:c="6"/>game = true;</text:p>
      <text:p text:style-name="P1"><text:s text:c="4"/>}else{</text:p>
      <text:p text:style-name="P1"><text:s text:c="6"/>game = false;</text:p>
      <text:p text:style-name="P1"><text:s text:c="4"/>}</text:p>
      <text:p text:style-name="P1"><text:s text:c="2"/>}</text:p>
      <text:p text:style-name="P1"/>
      <text:p text:style-name="P1"><text:s text:c="2"/>// infinite game loop</text:p>
      <text:p text:style-name="P1"><text:s text:c="2"/>while(game == true){</text:p>
      <text:p text:style-name="P1"/>
      <text:p text:style-name="P1"><text:s text:c="4"/>char select;</text:p>
      <text:p text:style-name="P1">// clears console every time it loops</text:p>
      <text:p text:style-name="P1"><text:s text:c="4"/>system("clear");</text:p>
      <text:p text:style-name="P1">// prints updated stacks every time it loops</text:p>
      <text:p text:style-name="P1"><text:s text:c="4"/>cout&lt;&lt;"Stack A: "&lt;&lt;a&lt;&lt;"\n\n"&lt;&lt;"Stack B: "&lt;&lt;b&lt;&lt;"\n\n"&lt;&lt;"Stack C: "&lt;&lt;c;</text:p>
      <text:p text:style-name="P1">// condition to enter switch</text:p>
      <text:p text:style-name="P1"><text:s text:c="4"/>cout&lt;&lt;"\n\nWhere do you wish to take from A B C or X to quit: ";</text:p>
      <text:p text:style-name="P1"><text:s text:c="4"/>cin&gt;&gt;select;</text:p>
      <text:p text:style-name="P1"><text:s text:c="4"/>validStack(select);</text:p>
      <text:p text:style-name="P1"><text:s text:c="4"/>select = toupper(select);</text:p>
      <text:p text:style-name="P1"/>
      <text:p text:style-name="P1"><text:s text:c="4"/>switch(select){</text:p>
      <text:p text:style-name="P1"/>
      <text:p text:style-name="P1">// a pole case</text:p>
      <text:p text:style-name="P1"><text:s text:c="6"/>case 'A':</text:p>
      <text:p text:style-name="P1"><text:s text:c="8"/>char move;</text:p>
      <text:p text:style-name="P1"><text:s text:c="8"/>cout&lt;&lt;"Where do you wish to move to: ";</text:p>
      <text:p text:style-name="P1"><text:s text:c="8"/>cin&gt;&gt; move;</text:p>
      <text:p text:style-name="P1"><text:s text:c="8"/>validStack(move);</text:p>
      <text:p text:style-name="P1"><text:soft-page-break/><text:s text:c="8"/>move = toupper(move);</text:p>
      <text:p text:style-name="P1"/>
      <text:p text:style-name="P1"><text:s text:c="8"/>if(move == 'B'){</text:p>
      <text:p text:style-name="P1"><text:s text:c="10"/>a+=b;</text:p>
      <text:p text:style-name="P1"><text:s text:c="8"/>}else if(move == 'C'){</text:p>
      <text:p text:style-name="P1"><text:s text:c="10"/>a+=c;</text:p>
      <text:p text:style-name="P1"><text:s text:c="8"/>}</text:p>
      <text:p text:style-name="P1"><text:s text:c="8"/>break;</text:p>
      <text:p text:style-name="P1"/>
      <text:p text:style-name="P1">// b pole case</text:p>
      <text:p text:style-name="P1"><text:s text:c="6"/>case 'B':</text:p>
      <text:p text:style-name="P1"><text:s text:c="8"/>cout&lt;&lt;"Where do you wish to move to: ";</text:p>
      <text:p text:style-name="P1"><text:s text:c="8"/>cin&gt;&gt; move;</text:p>
      <text:p text:style-name="P1"><text:s text:c="8"/>validStack(move);</text:p>
      <text:p text:style-name="P1"><text:s text:c="8"/>move = toupper(move);</text:p>
      <text:p text:style-name="P1"><text:s text:c="8"/>if(move == 'A'){</text:p>
      <text:p text:style-name="P1"><text:s text:c="10"/>b+=a;</text:p>
      <text:p text:style-name="P1"><text:s text:c="8"/>}else if(move == 'C'){</text:p>
      <text:p text:style-name="P1"><text:s text:c="10"/>b+=c;</text:p>
      <text:p text:style-name="P1"><text:s text:c="8"/>}</text:p>
      <text:p text:style-name="P1"><text:s text:c="8"/>break;</text:p>
      <text:p text:style-name="P1"/>
      <text:p text:style-name="P1">// c pole case</text:p>
      <text:p text:style-name="P1"><text:s text:c="6"/>case 'C':</text:p>
      <text:p text:style-name="P1"><text:s text:c="8"/>cout&lt;&lt;"Where do you wish to move to: ";</text:p>
      <text:p text:style-name="P1"><text:s text:c="8"/>cin&gt;&gt; move;</text:p>
      <text:p text:style-name="P1"><text:s text:c="8"/>validStack(move);</text:p>
      <text:p text:style-name="P1"><text:s text:c="8"/>move = toupper(move);</text:p>
      <text:p text:style-name="P1"><text:s text:c="8"/>if(move == 'A'){</text:p>
      <text:p text:style-name="P1"><text:s text:c="10"/>c+=a;</text:p>
      <text:p text:style-name="P1"><text:s text:c="8"/>}else if(move == 'B'){</text:p>
      <text:p text:style-name="P1"><text:s text:c="10"/>c+=b;</text:p>
      <text:p text:style-name="P1"><text:s text:c="8"/>}</text:p>
      <text:p text:style-name="P1"><text:s text:c="8"/>break;</text:p>
      <text:p text:style-name="P1"/>
      <text:p text:style-name="P1">// exit case</text:p>
      <text:p text:style-name="P1"><text:s text:c="6"/>case 'X':</text:p>
      <text:p text:style-name="P1"><text:s text:c="8"/>char exit;</text:p>
      <text:p text:style-name="P1"><text:s text:c="8"/>cout&lt;&lt;"Are you sure you wish to leave? ";</text:p>
      <text:p text:style-name="P1"><text:s text:c="8"/>cin&gt;&gt;exit;</text:p>
      <text:p text:style-name="P1"><text:s text:c="8"/>validYN(exit);</text:p>
      <text:p text:style-name="P1"><text:s text:c="8"/>exit = toupper(exit);</text:p>
      <text:p text:style-name="P1"><text:s text:c="8"/>if(exit == 'Y'){</text:p>
      <text:p text:style-name="P1"><text:s text:c="10"/>cout&lt;&lt;"\nThanks for playing.\n";</text:p>
      <text:p text:style-name="P1"><text:s text:c="10"/>game = false;</text:p>
      <text:p text:style-name="P1"><text:s text:c="8"/>}else if(exit == 'N'){</text:p>
      <text:p text:style-name="P1"><text:s text:c="10"/>game = true;</text:p>
      <text:p text:style-name="P1"><text:s text:c="6"/>}</text:p>
      <text:p text:style-name="P1"><text:s text:c="8"/>break;</text:p>
      <text:p text:style-name="P1"><text:soft-page-break/><text:s text:c="4"/>}</text:p>
      <text:p text:style-name="P1">// move counter</text:p>
      <text:p text:style-name="P1"><text:s text:c="4"/>counter++;</text:p>
      <text:p text:style-name="P1"/>
      <text:p text:style-name="P1">// win condition</text:p>
      <text:p text:style-name="P1"><text:s text:c="4"/>if(b.winCondition()==diskNum){</text:p>
      <text:p text:style-name="P1"><text:s text:c="6"/>system("clear");</text:p>
      <text:p text:style-name="P1"><text:s text:c="6"/>cout&lt;&lt;"Stack A: "&lt;&lt;a&lt;&lt;"\n\n"&lt;&lt;"Stack B: "&lt;&lt;b&lt;&lt;"\n\n"&lt;&lt;"Stack C: "&lt;&lt;c;</text:p>
      <text:p text:style-name="P1"><text:s text:c="6"/>cout&lt;&lt;"\nCongrats you won! You made " &lt;&lt;counter&lt;&lt;" moves\n";</text:p>
      <text:p text:style-name="P1"><text:s text:c="6"/>game = false;</text:p>
      <text:p text:style-name="P1"><text:s text:c="4"/>}else if(c.winCondition()==diskNum){</text:p>
      <text:p text:style-name="P1"><text:s text:c="6"/>system("clear");</text:p>
      <text:p text:style-name="P1"><text:s text:c="6"/>cout&lt;&lt;"Stack A: "&lt;&lt;a&lt;&lt;"\n\n"&lt;&lt;"Stack B: "&lt;&lt;b&lt;&lt;"\n\n"&lt;&lt;"Stack C: "&lt;&lt;c;</text:p>
      <text:p text:style-name="P1"><text:s text:c="6"/>cout&lt;&lt;"\nCongrats you won! You made " &lt;&lt;counter&lt;&lt;" moves\n";</text:p>
      <text:p text:style-name="P1"><text:s text:c="6"/>game = false;</text:p>
      <text:p text:style-name="P1"><text:s text:c="4"/>}</text:p>
      <text:p text:style-name="P1"><text:s text:c="2"/>}</text:p>
      <text:p text:style-name="P1"><text:s text:c="2"/>return 0;</text:p>
      <text:p text:style-name="P1">}</text:p>
      <text:p text:style-name="P1"/>
      <text:p text:style-name="P1">***********************************************************************************hanoistack.cpp</text:p>
      <text:p text:style-name="P1"/>
      <text:p text:style-name="P1">#include "hanoistack.h"</text:p>
      <text:p text:style-name="P1">#include &lt;iostream&gt;</text:p>
      <text:p text:style-name="P1">using namespace std;</text:p>
      <text:p text:style-name="P1"/>
      <text:p text:style-name="P1">// constructor</text:p>
      <text:p text:style-name="P1">HanoiStack::HanoiStack(){</text:p>
      <text:p text:style-name="P1"><text:s text:c="2"/>int size = 0;</text:p>
      <text:p text:style-name="P1"><text:s text:c="2"/>head = nullptr;</text:p>
      <text:p text:style-name="P1">}</text:p>
      <text:p text:style-name="P1"/>
      <text:p text:style-name="P1">// seg fault not sure why :( :(</text:p>
      <text:p text:style-name="P1">HanoiStack::~HanoiStack(){</text:p>
      <text:p text:style-name="P1">/* <text:s/>Disk* temp = head;</text:p>
      <text:p text:style-name="P1"><text:s text:c="2"/>while(temp){</text:p>
      <text:p text:style-name="P1"><text:s text:c="4"/>temp = temp-&gt;next;</text:p>
      <text:p text:style-name="P1"><text:s text:c="4"/>delete head;</text:p>
      <text:p text:style-name="P1"><text:s text:c="4"/>head = temp;</text:p>
      <text:p text:style-name="P1"><text:s text:c="2"/>}*/</text:p>
      <text:p text:style-name="P1">}</text:p>
      <text:p text:style-name="P1"/>
      <text:p text:style-name="P1">// pushes onto the stack</text:p>
      <text:p text:style-name="P1">void HanoiStack::push(int* disk){</text:p>
      <text:p text:style-name="P1"><text:s text:c="2"/>Disk* node = new Disk;</text:p>
      <text:p text:style-name="P1"><text:s text:c="2"/>node-&gt;diskSize=*(disk);</text:p>
      <text:p text:style-name="P1"/>
      <text:p text:style-name="P1"><text:s text:c="2"/>if(head == nullptr){</text:p>
      <text:p text:style-name="P1"><text:soft-page-break/><text:s text:c="4"/>head = node;</text:p>
      <text:p text:style-name="P1"><text:s text:c="4"/>return;</text:p>
      <text:p text:style-name="P1"><text:s text:c="2"/>}</text:p>
      <text:p text:style-name="P1"/>
      <text:p text:style-name="P1"><text:s text:c="2"/>node-&gt;next = head;</text:p>
      <text:p text:style-name="P1"><text:s text:c="2"/>head = node;</text:p>
      <text:p text:style-name="P1">}</text:p>
      <text:p text:style-name="P1"/>
      <text:p text:style-name="P1">// pops from the head of the stack</text:p>
      <text:p text:style-name="P1">int&amp; HanoiStack::pop(){</text:p>
      <text:p text:style-name="P1"><text:s text:c="2"/>Disk* now = head;</text:p>
      <text:p text:style-name="P1"><text:s text:c="2"/>Disk* last = head;</text:p>
      <text:p text:style-name="P1"/>
      <text:p text:style-name="P1"><text:s text:c="2"/>if(now == nullptr){</text:p>
      <text:p text:style-name="P1"><text:s text:c="6"/>cout&lt;&lt;"The stack is empty\n";</text:p>
      <text:p text:style-name="P1"><text:s text:c="6"/>return now-&gt;diskSize;</text:p>
      <text:p text:style-name="P1"><text:s text:c="2"/>}</text:p>
      <text:p text:style-name="P1"/>
      <text:p text:style-name="P1"><text:s text:c="2"/>if(head-&gt;next != nullptr){</text:p>
      <text:p text:style-name="P1"><text:s text:c="4"/>last = head;</text:p>
      <text:p text:style-name="P1"><text:s text:c="4"/>now = head-&gt;next;</text:p>
      <text:p text:style-name="P1"><text:s text:c="4"/>head = now;</text:p>
      <text:p text:style-name="P1"><text:s text:c="4"/>return last-&gt;diskSize;</text:p>
      <text:p text:style-name="P1"><text:s text:c="2"/>}</text:p>
      <text:p text:style-name="P1"/>
      <text:p text:style-name="P1"><text:s text:c="2"/>if(head-&gt;next == nullptr){</text:p>
      <text:p text:style-name="P1"><text:s text:c="4"/>Disk* temp = head;</text:p>
      <text:p text:style-name="P1"><text:s text:c="4"/>head = nullptr;</text:p>
      <text:p text:style-name="P1"><text:s text:c="4"/>return temp-&gt;diskSize;</text:p>
      <text:p text:style-name="P1"><text:s text:c="2"/>}</text:p>
      <text:p text:style-name="P1">}</text:p>
      <text:p text:style-name="P1"/>
      <text:p text:style-name="P1">// peeks the top of the stack</text:p>
      <text:p text:style-name="P1">int HanoiStack::peek(){</text:p>
      <text:p text:style-name="P1"><text:s text:c="2"/>Disk* temp = head;</text:p>
      <text:p text:style-name="P1"><text:s text:c="2"/>return head-&gt;diskSize;</text:p>
      <text:p text:style-name="P1">}</text:p>
      <text:p text:style-name="P1"/>
      <text:p text:style-name="P1">// checks if the stack is empty</text:p>
      <text:p text:style-name="P1">bool HanoiStack::empty(HanoiStack &amp;stack){</text:p>
      <text:p text:style-name="P1"><text:s text:c="2"/>if(head == nullptr){</text:p>
      <text:p text:style-name="P1"><text:s text:c="4"/>return true;</text:p>
      <text:p text:style-name="P1"><text:s text:c="2"/>}else{</text:p>
      <text:p text:style-name="P1"><text:s text:c="4"/>return false;</text:p>
      <text:p text:style-name="P1"><text:s text:c="2"/>}</text:p>
      <text:p text:style-name="P1">}</text:p>
      <text:p text:style-name="P1"/>
      <text:p text:style-name="P1">// sets win condition</text:p>
      <text:p text:style-name="P1">int HanoiStack::winCondition(){</text:p>
      <text:p text:style-name="P1"><text:soft-page-break/><text:s text:c="2"/>Disk* temp = head;</text:p>
      <text:p text:style-name="P1"><text:s text:c="2"/>int count = 0;</text:p>
      <text:p text:style-name="P1"/>
      <text:p text:style-name="P1"><text:s text:c="2"/>while(temp){</text:p>
      <text:p text:style-name="P1"><text:s text:c="4"/>temp = temp-&gt;next;</text:p>
      <text:p text:style-name="P1"><text:s text:c="4"/>count++;</text:p>
      <text:p text:style-name="P1"><text:s text:c="2"/>}</text:p>
      <text:p text:style-name="P1"><text:s text:c="2"/>return count;</text:p>
      <text:p text:style-name="P1">}</text:p>
      <text:p text:style-name="P1"/>
      <text:p text:style-name="P1">// overloaded += operator</text:p>
      <text:p text:style-name="P1">HanoiStack operator+=(HanoiStack &amp;start, HanoiStack &amp;end){</text:p>
      <text:p text:style-name="P1"><text:s text:c="2"/>if(start.empty(start)==true &amp;&amp; end.empty(end)==true){</text:p>
      <text:p text:style-name="P1"><text:s text:c="4"/>return end;</text:p>
      <text:p text:style-name="P1"><text:s text:c="2"/>}else if(start.empty(start)==true){</text:p>
      <text:p text:style-name="P1"><text:s text:c="4"/>return start;</text:p>
      <text:p text:style-name="P1"><text:s text:c="2"/>}else if(end.empty(end)==true){</text:p>
      <text:p text:style-name="P1"><text:s text:c="4"/>end.push(&amp;start.pop());</text:p>
      <text:p text:style-name="P1"><text:s text:c="2"/>}else if(start.peek() &gt; end.peek()){</text:p>
      <text:p text:style-name="P1"><text:s text:c="4"/>cout&lt;&lt;"Move could not be made chosen disk is larger.\n";</text:p>
      <text:p text:style-name="P1"><text:s text:c="2"/>}else{</text:p>
      <text:p text:style-name="P1"><text:s text:c="4"/>end.push(&amp;start.pop());</text:p>
      <text:p text:style-name="P1"><text:s text:c="2"/>}</text:p>
      <text:p text:style-name="P1">}</text:p>
      <text:p text:style-name="P1"/>
      <text:p text:style-name="P1">// overloaded &lt;&lt; operator</text:p>
      <text:p text:style-name="P1">ostream&amp; operator&lt;&lt;(ostream &amp;oStream, HanoiStack &amp;stack){</text:p>
      <text:p text:style-name="P1"><text:s text:c="2"/>return stack.display(oStream);</text:p>
      <text:p text:style-name="P1">}</text:p>
      <text:p text:style-name="P1"/>
      <text:p text:style-name="P1">// displays the stacks</text:p>
      <text:p text:style-name="P1">ostream&amp; HanoiStack::display(ostream&amp; oStream){</text:p>
      <text:p text:style-name="P1"><text:s text:c="2"/>Disk* temp = head;</text:p>
      <text:p text:style-name="P1"><text:s text:c="4"/>while(temp){</text:p>
      <text:p text:style-name="P1"><text:s text:c="6"/>oStream&lt;&lt;" "&lt;&lt;temp-&gt;diskSize;</text:p>
      <text:p text:style-name="P1"><text:s text:c="6"/>temp= temp-&gt;next;</text:p>
      <text:p text:style-name="P1"><text:s text:c="4"/>}</text:p>
      <text:p text:style-name="P1"><text:s text:c="4"/>return oStream;</text:p>
      <text:p text:style-name="P1">}</text:p>
      <text:p text:style-name="P1">***********************************************************************************hanoistack.h</text:p>
      <text:p text:style-name="P1"/>
      <text:p text:style-name="P1">#ifndef HANOISTACK_H</text:p>
      <text:p text:style-name="P1">#define HANOISTACK_H</text:p>
      <text:p text:style-name="P1">#include &lt;iostream&gt;</text:p>
      <text:p text:style-name="P1">using namespace std;</text:p>
      <text:p text:style-name="P1"/>
      <text:p text:style-name="P1">class HanoiStack{</text:p>
      <text:p text:style-name="P1"><text:s text:c="2"/>struct Disk{</text:p>
      <text:p text:style-name="P1"><text:soft-page-break/><text:s text:c="4"/>int diskSize;</text:p>
      <text:p text:style-name="P1"><text:s text:c="4"/>Disk* next;</text:p>
      <text:p text:style-name="P1"><text:s text:c="2"/>};</text:p>
      <text:p text:style-name="P1"><text:s text:c="4"/>Disk* head;</text:p>
      <text:p text:style-name="P1"/>
      <text:p text:style-name="P1"><text:s text:c="2"/>private:</text:p>
      <text:p text:style-name="P1"><text:s text:c="4"/>friend HanoiStack operator+=(HanoiStack &amp;start, HanoiStack &amp;end);</text:p>
      <text:p text:style-name="P1"><text:s text:c="4"/>friend ostream&amp; operator&lt;&lt;(ostream &amp;oStream, HanoiStack &amp;stack);</text:p>
      <text:p text:style-name="P1"><text:s text:c="4"/>int peek();</text:p>
      <text:p text:style-name="P1"><text:s text:c="4"/>bool empty(HanoiStack &amp;stack);</text:p>
      <text:p text:style-name="P1"><text:s text:c="2"/>public:</text:p>
      <text:p text:style-name="P1"><text:s text:c="4"/>HanoiStack();</text:p>
      <text:p text:style-name="P1"><text:s text:c="4"/>~HanoiStack();</text:p>
      <text:p text:style-name="P1"><text:s text:c="4"/>void push(int*);</text:p>
      <text:p text:style-name="P1"><text:s text:c="4"/>int&amp; pop();</text:p>
      <text:p text:style-name="P1"><text:s text:c="4"/>ostream&amp; display(ostream&amp;);</text:p>
      <text:p text:style-name="P1"><text:s text:c="4"/>int winCondition();</text:p>
      <text:p text:style-name="P1">};</text:p>
      <text:p text:style-name="P1">#endif</text:p>
      <text:p text:style-name="P1">***********************************************************************************Output</text:p>
      <text:p text:style-name="P1"/>
      <text:p text:style-name="P1">Stack A: </text:p>
      <text:p text:style-name="P1"/>
      <text:p text:style-name="P1">Stack B: <text:s/>1 2 3</text:p>
      <text:p text:style-name="P1"/>
      <text:p text:style-name="P1">Stack C: </text:p>
      <text:p text:style-name="P1">Congrats you won! You made 8 moves</text:p>
      <text:p text:style-name="P1">[cmurrer@localhost Project-2]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8:22:59.704320412</meta:creation-date>
    <dc:date>2019-11-03T18:26:46.980068388</dc:date>
    <meta:editing-duration>PT3M50S</meta:editing-duration>
    <meta:editing-cycles>1</meta:editing-cycles>
    <meta:document-statistic meta:table-count="0" meta:image-count="0" meta:object-count="0" meta:page-count="8" meta:paragraph-count="327" meta:word-count="961" meta:character-count="7652" meta:non-whitespace-character-count="5971"/>
    <meta:generator>LibreOffice/5.3.6.1$Linux_X86_64 LibreOffice_project/30$Build-1</meta:generator>
  </office:meta>
</office:document-meta>
</file>